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" manifest:media-type="application/vnd.sun.star.oleobject"/>
  <manifest:file-entry manifest:full-path="settings.xml" manifest:media-type="text/xml"/>
  <manifest:file-entry manifest:full-path="Object 8" manifest:media-type="application/vnd.sun.star.oleobject"/>
  <manifest:file-entry manifest:full-path="Object 12" manifest:media-type="application/vnd.sun.star.oleobject"/>
  <manifest:file-entry manifest:full-path="Object 2" manifest:media-type="application/vnd.sun.star.oleobject"/>
  <manifest:file-entry manifest:full-path="Object 6" manifest:media-type="application/vnd.sun.star.oleobject"/>
  <manifest:file-entry manifest:full-path="Object 11" manifest:media-type="application/vnd.sun.star.oleobject"/>
  <manifest:file-entry manifest:full-path="Object 1" manifest:media-type="application/vnd.sun.star.oleobject"/>
  <manifest:file-entry manifest:full-path="ObjectReplacements/Object 9" manifest:media-type=""/>
  <manifest:file-entry manifest:full-path="ObjectReplacements/Object 8" manifest:media-type=""/>
  <manifest:file-entry manifest:full-path="ObjectReplacements/Object 11" manifest:media-type=""/>
  <manifest:file-entry manifest:full-path="ObjectReplacements/Object 6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5" manifest:media-type=""/>
  <manifest:file-entry manifest:full-path="ObjectReplacements/Object 10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7" manifest:media-type=""/>
  <manifest:file-entry manifest:full-path="ObjectReplacements/Object 12" manifest:media-type=""/>
  <manifest:file-entry manifest:full-path="Object 5" manifest:media-type="application/vnd.sun.star.oleobject"/>
  <manifest:file-entry manifest:full-path="manifest.rdf" manifest:media-type="application/rdf+xml"/>
  <manifest:file-entry manifest:full-path="Object 10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" manifest:media-type="application/vnd.sun.star.oleobject"/>
  <manifest:file-entry manifest:full-path="meta.xml" manifest:media-type="text/xml"/>
  <manifest:file-entry manifest:full-path="Object 3" manifest:media-type="application/vnd.sun.star.oleobject"/>
  <manifest:file-entry manifest:full-path="layout-cache" manifest:media-type="application/binary"/>
  <manifest:file-entry manifest:full-path="Object 7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ymbols" svg:font-family="'Noto Sans Symbol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Обычный1">
      <style:paragraph-properties fo:margin-left="0cm" fo:margin-right="0cm" fo:text-indent="0cm" style:auto-text-indent="false"/>
      <style:text-properties officeooo:paragraph-rsid="0015cb85"/>
    </style:style>
    <style:style style:name="P2" style:family="paragraph" style:parent-style-name="Обычный1">
      <style:paragraph-properties fo:margin-left="0cm" fo:margin-right="0cm" fo:text-indent="0cm" style:auto-text-indent="false"/>
      <style:text-properties style:font-name="Arial" fo:font-size="14pt" officeooo:paragraph-rsid="0015cb85" style:font-size-asian="14pt" style:font-size-complex="14pt"/>
    </style:style>
    <style:style style:name="P3" style:family="paragraph" style:parent-style-name="Обычный1">
      <style:paragraph-properties fo:margin-left="0cm" fo:margin-right="0cm" fo:text-indent="0cm" style:auto-text-indent="false"/>
      <style:text-properties style:font-name="Arial" fo:font-size="14pt" officeooo:rsid="0014f269" officeooo:paragraph-rsid="0015cb85" style:font-size-asian="14pt" style:font-size-complex="14pt"/>
    </style:style>
    <style:style style:name="P4" style:family="paragraph" style:parent-style-name="Обычный1">
      <style:paragraph-properties fo:margin-left="0cm" fo:margin-right="0cm" fo:text-indent="0cm" style:auto-text-indent="false"/>
      <style:text-properties style:font-name="Arial" fo:font-size="14pt" officeooo:paragraph-rsid="0014f269" style:font-size-asian="14pt" style:font-size-complex="14pt"/>
    </style:style>
    <style:style style:name="P5" style:family="paragraph" style:parent-style-name="Обычный1">
      <style:paragraph-properties fo:margin-left="0cm" fo:margin-right="0cm" fo:text-indent="0cm" style:auto-text-indent="false"/>
      <style:text-properties style:font-name="Arial" fo:font-size="14pt" officeooo:rsid="0014f269" officeooo:paragraph-rsid="0015cb85" style:font-name-asian="Times New Roman" style:font-size-asian="14pt" style:font-name-complex="Times New Roman" style:font-size-complex="14pt"/>
    </style:style>
    <style:style style:name="P6" style:family="paragraph" style:parent-style-name="Обычный1">
      <style:text-properties style:font-name="Arial" fo:font-size="14pt" officeooo:paragraph-rsid="0014f269" style:font-size-asian="14pt" style:font-size-complex="14pt"/>
    </style:style>
    <style:style style:name="P7" style:family="paragraph" style:parent-style-name="Обычный1">
      <style:text-properties style:font-name="Arial" fo:font-size="14pt" officeooo:paragraph-rsid="0015cb85" style:font-size-asian="14pt" style:font-size-complex="14pt"/>
    </style:style>
    <style:style style:name="P8" style:family="paragraph" style:parent-style-name="Обычный1">
      <style:text-properties style:font-name="Arial" fo:font-size="14pt" fo:language="uk" fo:country="UA" officeooo:paragraph-rsid="0014f269" style:font-name-asian="Times New Roman" style:font-size-asian="14pt" style:font-name-complex="Times New Roman" style:font-size-complex="14pt"/>
    </style:style>
    <style:style style:name="P9" style:family="paragraph" style:parent-style-name="Обычный1">
      <style:text-properties style:font-name="Arial" fo:font-size="14pt" officeooo:paragraph-rsid="0015cb85" style:font-name-asian="Times New Roman" style:font-size-asian="14pt" style:font-name-complex="Times New Roman" style:font-size-complex="14pt"/>
    </style:style>
    <style:style style:name="P10" style:family="paragraph" style:parent-style-name="Обычный1">
      <style:paragraph-properties fo:margin-left="0.762cm" fo:margin-right="0cm" fo:text-indent="0.501cm" style:auto-text-indent="false"/>
      <style:text-properties style:font-name="Arial" fo:font-size="14pt" officeooo:paragraph-rsid="0015cb85" style:font-size-asian="14pt" style:font-size-complex="14pt"/>
    </style:style>
    <style:style style:name="P11" style:family="paragraph" style:parent-style-name="Обычный1">
      <style:paragraph-properties fo:margin-left="0.501cm" fo:margin-right="0cm" fo:text-indent="0.501cm" style:auto-text-indent="false"/>
      <style:text-properties style:font-name="Arial" fo:font-size="14pt" officeooo:paragraph-rsid="0015cb85" style:font-size-asian="14pt" style:font-size-complex="14pt"/>
    </style:style>
    <style:style style:name="P12" style:family="paragraph" style:parent-style-name="Обычный1">
      <style:paragraph-properties fo:margin-left="0.501cm" fo:margin-right="0cm" fo:text-indent="0.501cm" style:auto-text-indent="false"/>
      <style:text-properties style:font-name="Arial" fo:font-size="14pt" officeooo:paragraph-rsid="0015cb85" style:font-name-asian="Times New Roman" style:font-size-asian="14pt" style:font-name-complex="Times New Roman" style:font-size-complex="14pt"/>
    </style:style>
    <style:style style:name="P13" style:family="paragraph" style:parent-style-name="Standard">
      <style:text-properties style:font-name="Arial" fo:font-size="14pt" officeooo:paragraph-rsid="0014f269" style:font-size-asian="14pt" style:font-size-complex="14pt"/>
    </style:style>
    <style:style style:name="P14" style:family="paragraph" style:parent-style-name="Standard">
      <style:text-properties style:font-name="Arial" fo:font-size="14pt" officeooo:rsid="0014f269" officeooo:paragraph-rsid="0014f269" style:font-size-asian="14pt" style:font-size-complex="14pt"/>
    </style:style>
    <style:style style:name="P15" style:family="paragraph" style:parent-style-name="Standard">
      <style:text-properties style:font-name="Arial" fo:font-size="14pt" officeooo:rsid="0015cb85" officeooo:paragraph-rsid="0015cb85" style:font-size-asian="14pt" style:font-size-complex="14pt"/>
    </style:style>
    <style:style style:name="P16" style:family="paragraph" style:parent-style-name="Standard">
      <style:text-properties style:font-name="Arial" fo:font-size="14pt" officeooo:rsid="0015cb85" officeooo:paragraph-rsid="001d70ea" style:font-size-asian="14pt" style:font-size-complex="14pt"/>
    </style:style>
    <style:style style:name="P17" style:family="paragraph" style:parent-style-name="Standard">
      <style:text-properties style:font-name="Arial" fo:font-size="14pt" officeooo:paragraph-rsid="0015cb85" style:font-size-asian="14pt" style:font-size-complex="14pt"/>
    </style:style>
    <style:style style:name="P18" style:family="paragraph" style:parent-style-name="Standard">
      <style:text-properties style:font-name="Arial" fo:font-size="14pt" officeooo:paragraph-rsid="0017832e" style:font-size-asian="14pt" style:font-size-complex="14pt"/>
    </style:style>
    <style:style style:name="P19" style:family="paragraph" style:parent-style-name="Standard">
      <style:text-properties style:font-name="Arial" fo:font-size="14pt" officeooo:rsid="001cc257" officeooo:paragraph-rsid="001cc257" style:font-size-asian="14pt" style:font-size-complex="14pt"/>
    </style:style>
    <style:style style:name="P20" style:family="paragraph" style:parent-style-name="Standard">
      <style:text-properties style:font-name="Arial" fo:font-size="14pt" officeooo:paragraph-rsid="001d70ea" style:font-size-asian="14pt" style:font-size-complex="14pt"/>
    </style:style>
    <style:style style:name="P21" style:family="paragraph" style:parent-style-name="Standard">
      <style:text-properties style:font-name="Arial" fo:font-size="14pt" officeooo:rsid="002067c0" officeooo:paragraph-rsid="002067c0" style:font-size-asian="14pt" style:font-size-complex="14pt"/>
    </style:style>
    <style:style style:name="P22" style:family="paragraph" style:parent-style-name="Standard">
      <style:paragraph-properties fo:text-align="start" style:justify-single-word="false" fo:orphans="2" fo:widows="2" fo:hyphenation-ladder-count="no-limit" style:writing-mode="lr-tb"/>
      <style:text-properties style:font-name="Arial" fo:font-size="14pt" officeooo:rsid="0015cb85" officeooo:paragraph-rsid="0018a5a7" style:font-size-asian="14pt" style:font-size-complex="14pt" fo:hyphenate="false" fo:hyphenation-remain-char-count="2" fo:hyphenation-push-char-count="2"/>
    </style:style>
    <style:style style:name="P23" style:family="paragraph" style:parent-style-name="Standard">
      <style:paragraph-properties fo:text-align="start" style:justify-single-word="false" fo:orphans="2" fo:widows="2" fo:hyphenation-ladder-count="no-limit" style:writing-mode="lr-tb"/>
      <style:text-properties style:font-name="Arial" fo:font-size="14pt" officeooo:rsid="0015cb85" officeooo:paragraph-rsid="001d70ea" style:font-size-asian="14pt" style:font-size-complex="14pt" fo:hyphenate="false" fo:hyphenation-remain-char-count="2" fo:hyphenation-push-char-count="2"/>
    </style:style>
    <style:style style:name="P24" style:family="paragraph" style:parent-style-name="Standard">
      <style:paragraph-properties fo:text-align="start" style:justify-single-word="false" fo:orphans="2" fo:widows="2" fo:hyphenation-ladder-count="no-limit" style:writing-mode="lr-tb"/>
      <style:text-properties style:font-name="Arial" fo:font-size="14pt" officeooo:rsid="0015cb85" officeooo:paragraph-rsid="002067c0" style:font-size-asian="14pt" style:font-size-complex="14pt" fo:hyphenate="false" fo:hyphenation-remain-char-count="2" fo:hyphenation-push-char-count="2"/>
    </style:style>
    <style:style style:name="P25" style:family="paragraph" style:parent-style-name="Standard">
      <style:paragraph-properties fo:text-align="start" style:justify-single-word="false" fo:orphans="2" fo:widows="2" fo:hyphenation-ladder-count="no-limit" style:writing-mode="lr-tb"/>
      <style:text-properties style:font-name="Arial" fo:font-size="14pt" officeooo:rsid="001d70ea" officeooo:paragraph-rsid="001d70ea" style:font-size-asian="14pt" style:font-size-complex="14pt" fo:hyphenate="false" fo:hyphenation-remain-char-count="2" fo:hyphenation-push-char-count="2"/>
    </style:style>
    <style:style style:name="P26" style:family="paragraph" style:parent-style-name="Standard">
      <style:paragraph-properties fo:text-align="start" style:justify-single-word="false" fo:orphans="2" fo:widows="2" fo:hyphenation-ladder-count="no-limit" style:writing-mode="lr-tb">
        <style:tab-stops/>
      </style:paragraph-properties>
      <style:text-properties style:font-name="Arial" fo:font-size="14pt" officeooo:rsid="001d70ea" officeooo:paragraph-rsid="001d70ea" style:font-size-asian="14pt" style:font-size-complex="14pt" fo:hyphenate="false" fo:hyphenation-remain-char-count="2" fo:hyphenation-push-char-count="2"/>
    </style:style>
    <style:style style:name="P27" style:family="paragraph" style:parent-style-name="Standard">
      <style:paragraph-properties fo:text-align="start" style:justify-single-word="false" fo:orphans="2" fo:widows="2" fo:hyphenation-ladder-count="no-limit" style:writing-mode="lr-tb"/>
      <style:text-properties style:font-name="Arial" fo:font-size="14pt" officeooo:rsid="002067c0" officeooo:paragraph-rsid="002067c0" style:font-size-asian="14pt" style:font-size-complex="14pt" fo:hyphenate="false" fo:hyphenation-remain-char-count="2" fo:hyphenation-push-char-count="2"/>
    </style:style>
    <style:style style:name="P28" style:family="paragraph" style:parent-style-name="Standard" style:list-style-name="WWNum1">
      <style:paragraph-properties fo:margin-left="1.27cm" fo:margin-right="0cm" fo:text-align="start" style:justify-single-word="false" fo:orphans="2" fo:widows="2" fo:hyphenation-ladder-count="no-limit" fo:text-indent="-0.635cm" style:auto-text-indent="false" style:writing-mode="lr-tb">
        <style:tab-stops/>
      </style:paragraph-properties>
      <style:text-properties style:font-name="Arial" fo:font-size="14pt" officeooo:paragraph-rsid="001cc257" style:font-size-asian="14pt" style:font-size-complex="14pt" fo:hyphenate="false" fo:hyphenation-remain-char-count="2" fo:hyphenation-push-char-count="2"/>
    </style:style>
    <style:style style:name="P29" style:family="paragraph" style:parent-style-name="Standard" style:list-style-name="WWNum1">
      <style:paragraph-properties fo:margin-left="1.27cm" fo:margin-right="0cm" fo:text-align="start" style:justify-single-word="false" fo:orphans="2" fo:widows="2" fo:hyphenation-ladder-count="no-limit" fo:text-indent="-0.635cm" style:auto-text-indent="false" style:writing-mode="lr-tb">
        <style:tab-stops/>
      </style:paragraph-properties>
      <style:text-properties style:font-name="Arial" fo:font-size="14pt" officeooo:rsid="001d70ea" officeooo:paragraph-rsid="001d70ea" style:font-size-asian="14pt" style:font-size-complex="14pt" fo:hyphenate="false" fo:hyphenation-remain-char-count="2" fo:hyphenation-push-char-count="2"/>
    </style:style>
    <style:style style:name="P30" style:family="paragraph" style:parent-style-name="Standard" style:list-style-name="WWNum1">
      <style:paragraph-properties fo:text-align="start" style:justify-single-word="false" fo:orphans="2" fo:widows="2" fo:hyphenation-ladder-count="no-limit" style:writing-mode="lr-tb">
        <style:tab-stops/>
      </style:paragraph-properties>
      <style:text-properties style:font-name="Arial" fo:font-size="14pt" officeooo:rsid="001d70ea" officeooo:paragraph-rsid="001d70ea" style:font-size-asian="14pt" style:font-size-complex="14pt" fo:hyphenate="false" fo:hyphenation-remain-char-count="2" fo:hyphenation-push-char-count="2"/>
    </style:style>
    <style:style style:name="P31" style:family="paragraph" style:parent-style-name="Standard" style:list-style-name="WWNum1">
      <style:paragraph-properties fo:text-align="start" style:justify-single-word="false" fo:orphans="2" fo:widows="2" fo:hyphenation-ladder-count="no-limit" style:writing-mode="lr-tb">
        <style:tab-stops/>
      </style:paragraph-properties>
      <style:text-properties style:font-name="Arial" fo:font-size="14pt" officeooo:rsid="001d70ea" officeooo:paragraph-rsid="001f2214" style:font-size-asian="14pt" style:font-size-complex="14pt" fo:hyphenate="false" fo:hyphenation-remain-char-count="2" fo:hyphenation-push-char-count="2"/>
    </style:style>
    <style:style style:name="P32" style:family="paragraph" style:parent-style-name="Standard" style:list-style-name="WWNum8">
      <style:paragraph-properties fo:margin-top="0.494cm" fo:margin-bottom="0.494cm" loext:contextual-spacing="false"/>
      <style:text-properties officeooo:paragraph-rsid="002067c0"/>
    </style:style>
    <style:style style:name="P33" style:family="paragraph" style:parent-style-name="Standard" style:list-style-name="WWNum10">
      <style:paragraph-properties fo:margin-top="0.494cm" fo:margin-bottom="0.494cm" loext:contextual-spacing="false"/>
      <style:text-properties officeooo:paragraph-rsid="0015cb85"/>
    </style:style>
    <style:style style:name="P34" style:family="paragraph" style:parent-style-name="Standard" style:list-style-name="WWNum12">
      <style:paragraph-properties fo:margin-top="0.494cm" fo:margin-bottom="0.494cm" loext:contextual-spacing="false"/>
      <style:text-properties officeooo:paragraph-rsid="002067c0"/>
    </style:style>
    <style:style style:name="T1" style:family="text">
      <style:text-properties officeooo:rsid="0014f269"/>
    </style:style>
    <style:style style:name="T2" style:family="text">
      <style:text-properties fo:language="uk" fo:country="UA"/>
    </style:style>
    <style:style style:name="T3" style:family="text">
      <style:text-properties fo:language="uk" fo:country="UA" style:font-name-asian="Times New Roman" style:font-name-complex="Times New Roman"/>
    </style:style>
    <style:style style:name="T4" style:family="text">
      <style:text-properties fo:language="uk" fo:country="UA" officeooo:rsid="0014f269" style:font-name-asian="Times New Roman" style:font-name-complex="Times New Roman"/>
    </style:style>
    <style:style style:name="T5" style:family="text">
      <style:text-properties fo:language="uk" fo:country="UA" officeooo:rsid="001d85a1" style:font-name-asian="Times New Roman" style:font-name-complex="Times New Roman"/>
    </style:style>
    <style:style style:name="T6" style:family="text">
      <style:text-properties fo:language="uk" fo:country="UA" officeooo:rsid="0018a5a7" style:font-name-asian="Times New Roman" style:font-name-complex="Times New Roman"/>
    </style:style>
    <style:style style:name="T7" style:family="text">
      <style:text-properties fo:language="uk" fo:country="UA" officeooo:rsid="001cc257" style:font-name-asian="Times New Roman" style:font-name-complex="Times New Roman"/>
    </style:style>
    <style:style style:name="T8" style:family="text">
      <style:text-properties fo:language="uk" fo:country="UA" officeooo:rsid="002067c0" style:font-name-asian="Times New Roman" style:font-name-complex="Times New Roman"/>
    </style:style>
    <style:style style:name="T9" style:family="text">
      <style:text-properties fo:language="uk" fo:country="UA" fo:font-style="italic" style:font-name-asian="Times New Roman" style:font-style-asian="italic" style:font-name-complex="Times New Roman"/>
    </style:style>
    <style:style style:name="T10" style:family="text">
      <style:text-properties fo:language="uk" fo:country="UA" officeooo:rsid="0014f269"/>
    </style:style>
    <style:style style:name="T11" style:family="text">
      <style:text-properties fo:language="uk" fo:country="UA" officeooo:rsid="001b89b0"/>
    </style:style>
    <style:style style:name="T12" style:family="text">
      <style:text-properties fo:language="uk" fo:country="UA" officeooo:rsid="001cc257"/>
    </style:style>
    <style:style style:name="T13" style:family="text">
      <style:text-properties fo:language="en" fo:country="US" style:font-name-asian="Times New Roman" style:font-name-complex="Times New Roman"/>
    </style:style>
    <style:style style:name="T14" style:family="text">
      <style:text-properties fo:color="#0000ff" style:font-name="Arial" fo:font-size="14pt" fo:language="en" fo:country="US" style:text-underline-style="solid" style:text-underline-width="auto" style:text-underline-color="font-color" style:font-size-asian="14pt" style:font-size-complex="14pt"/>
    </style:style>
    <style:style style:name="T15" style:family="text">
      <style:text-properties officeooo:rsid="0017832e"/>
    </style:style>
    <style:style style:name="T16" style:family="text">
      <style:text-properties style:font-name-asian="Times New Roman" style:font-name-complex="Times New Roman"/>
    </style:style>
    <style:style style:name="T17" style:family="text">
      <style:text-properties officeooo:rsid="002067c0" style:font-name-asian="Times New Roman" style:font-name-complex="Times New Roman"/>
    </style:style>
    <style:style style:name="T18" style:family="text">
      <style:text-properties style:font-name-asian="Noto Sans Symbols" style:font-name-complex="Times New Roman"/>
    </style:style>
    <style:style style:name="T19" style:family="text">
      <style:text-properties style:font-name="Arial" fo:font-size="14pt" style:font-name-asian="Times New Roman" style:font-size-asian="14pt" style:font-size-complex="14pt"/>
    </style:style>
    <style:style style:name="T20" style:family="text">
      <style:text-properties style:font-name="Arial" fo:font-size="14pt" style:font-size-asian="14pt" style:font-size-complex="14pt"/>
    </style:style>
    <style:style style:name="T21" style:family="text">
      <style:text-properties style:font-name="Arial" fo:font-size="14pt" officeooo:rsid="0017832e" style:font-size-asian="14pt" style:font-size-complex="14pt"/>
    </style:style>
    <style:style style:name="T22" style:family="text">
      <style:text-properties style:font-name="Arial" fo:font-size="14pt" fo:language="en" fo:country="US" style:font-size-asian="14pt" style:font-size-complex="14pt"/>
    </style:style>
    <style:style style:name="T23" style:family="text">
      <style:text-properties style:font-name="Arial" fo:font-size="14pt" fo:language="en" fo:country="US" officeooo:rsid="0015cb85" style:font-size-asian="14pt" style:font-size-complex="14pt"/>
    </style:style>
    <style:style style:name="T24" style:family="text">
      <style:text-properties style:font-name="Arial" fo:font-size="14pt" fo:language="en" fo:country="US" officeooo:rsid="002067c0" style:font-size-asian="14pt" style:font-size-complex="14pt"/>
    </style:style>
    <style:style style:name="T25" style:family="text">
      <style:text-properties style:font-name="Arial" fo:font-size="14pt" fo:language="en" fo:country="US" style:font-size-asian="14pt" style:font-name-complex="Courier New" style:font-size-complex="14pt"/>
    </style:style>
    <style:style style:name="T26" style:family="text">
      <style:text-properties style:font-name="Arial" fo:font-size="14pt" fo:language="en" fo:country="US" fo:font-style="italic" style:font-size-asian="14pt" style:font-style-asian="italic" style:font-size-complex="14pt" style:font-style-complex="italic"/>
    </style:style>
    <style:style style:name="T27" style:family="text">
      <style:text-properties style:font-name="Arial" fo:font-size="14pt" fo:language="en" fo:country="US" fo:font-style="italic" officeooo:rsid="0015cb85" style:font-size-asian="14pt" style:font-style-asian="italic" style:font-size-complex="14pt" style:font-style-complex="italic"/>
    </style:style>
    <style:style style:name="T28" style:family="text">
      <style:text-properties officeooo:rsid="0015cb85"/>
    </style:style>
    <style:style style:name="T29" style:family="text">
      <style:text-properties officeooo:rsid="001cc257"/>
    </style:style>
    <style:style style:name="T30" style:family="text">
      <style:text-properties officeooo:rsid="001d70ea"/>
    </style:style>
    <style:style style:name="T31" style:family="text">
      <style:text-properties officeooo:rsid="001f2214"/>
    </style:style>
    <style:style style:name="T32" style:family="text">
      <style:text-properties officeooo:rsid="002067c0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width="5.003cm" draw:visible-area-height="5.003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1. Базові програми</text:p>
      <text:p text:style-name="P13"/>
      <text:p text:style-name="P13"><text:span text:style-name="T1">В </text:span>приведен<text:span text:style-name="T1">и</text:span>х за<text:span text:style-name="T1">в</text:span>дан<text:span text:style-name="T1">н</text:span>ях <text:span text:style-name="T1">потрібно зчитати дані з консолі та вивести відповідь в консоль. В консолі також вивести</text:span> <text:span text:style-name="T1">прізвище студенту</text:span>, <text:span text:style-name="T1">час</text:span> <text:span text:style-name="T1">отримання</text:span> за<text:span text:style-name="T1">в</text:span>дания <text:span text:style-name="T1">тай його номер</text:span>. До<text:span text:style-name="T1">дати</text:span> коментар <text:span text:style-name="T1">на початку</text:span> в програм<text:span text:style-name="T1">и у</text:span> ви<text:span text:style-name="T1">гляді</text:span> /**коментар*/ <text:span text:style-name="T1">та згенерувати</text:span> html-файл документац<text:span text:style-name="T1">ії</text:span>. </text:p>
      <text:p text:style-name="P13"/>
      <text:p text:style-name="P13"/>
      <text:p text:style-name="P14"><text:span text:style-name="T29">1.</text:span>1. Вивести в косоль підказку «Введіть прізвище», введіть його з консолі тв виведіть повідомлення «Привіт, ***» де замість зірочок — введене прізвище.</text:p>
      <text:p text:style-name="P14"/>
      <text:p text:style-name="P14"><text:span text:style-name="T29">1.</text:span>2. Введіть два цілих числа та виведіть кількість його розрядів (розвяжить це за доп<text:span text:style-name="T29">о</text:span>могою рядків та використовуючі логарифм). Обчисліть середнє гармонічне цих чисел та виведіть його з точністю до двох знаків після коми.</text:p>
      <text:p text:style-name="P14"/>
      <text:p text:style-name="P13"><text:span text:style-name="T12">1.</text:span><text:span text:style-name="T10">3. </text:span><text:span text:style-name="T2">Ввести два дійсних числа записаних через пробіли та обчислити значення </text:span><text:span text:style-name="T10">їх середнього геометр</text:span><text:span text:style-name="T11">и</text:span><text:span text:style-name="T10">чного</text:span><text:span text:style-name="T2">. Результат вивести в науковому та десятковому представленні. </text:span></text:p>
      <text:p text:style-name="P13"/>
      <text:p text:style-name="P4"><text:span text:style-name="T7">1.</text:span><text:span text:style-name="T3">4. Ввести </text:span><text:span text:style-name="T16">д</text:span><text:span text:style-name="T3">і</text:span><text:span text:style-name="T16">йсне</text:span><text:span text:style-name="T3"> число градусів Цельсія </text:span><text:span text:style-name="T13">C</text:span><text:span text:style-name="T3"> (на екрані повинна бути підказка, що ввести)</text:span><text:span text:style-name="T16"> </text:span><text:span text:style-name="T3">та обчислити й вивести число </text:span><text:span text:style-name="T13">F</text:span><text:span text:style-name="T3"> в дійсному форматі – та сама температура в градусах Фаренгейта за формулою </text:span><text:span text:style-name="T13">F</text:span><text:span text:style-name="T16">=9*</text:span><text:span text:style-name="T13">C</text:span><text:span text:style-name="T16">/5+32.</text:span><text:span text:style-name="T3"> Результат вивести в окремому рядку вигляду «</text:span><text:span text:style-name="T13">F</text:span><text:span text:style-name="T3">=</text:span><text:span text:style-name="T16">*** </text:span><text:span text:style-name="T3">»</text:span><text:span text:style-name="T16">, де зам</text:span><text:span text:style-name="T3">і</text:span><text:span text:style-name="T16">сть </text:span><text:span text:style-name="T3">зірок предствлення в найкоротшому вигляді з можливих.</text:span></text:p>
      <text:p text:style-name="P8"/>
      <text:p text:style-name="P4"><text:span text:style-name="T7">1.</text:span><text:span text:style-name="T6">5. </text:span><text:span text:style-name="T4">Запустити програму з командного рядку. Відобразити в</text:span><text:span text:style-name="T1"> консолі аргументи командного рядку в зворотньому порядку.</text:span></text:p>
      <text:p text:style-name="P6"/>
      <text:p text:style-name="P14"><text:span text:style-name="T29">1.6</text:span>. Вивести задану кількість випадкових чисел з переходом і без переходу на новий рядок.</text:p>
      <text:p text:style-name="P14"/>
      <text:p text:style-name="P14"><text:span text:style-name="T29">1.7</text:span>. Ввести целі числа як аргументи командного рядку підрахувати їх добуток та вивести результат на консоль.</text:p>
      <text:p text:style-name="P14"/>
      <text:p text:style-name="P14"/>
      <text:p text:style-name="P19">2. Оператори <text:span text:style-name="T30">та типи даних</text:span> Java:</text:p>
      <text:p text:style-name="P15"/>
      <text:list xml:id="list3855564361132678709" text:style-name="WWNum1">
        <text:list-header>
          <text:p text:style-name="P28"><text:span text:style-name="T29">2.1. </text:span>Ввести цілі числа n і m вивести ціле число, у якого m-й біт відрізняється від m-го біта числа n, а всі інші біти збігаються з бітами числа n на тих же позиціях. Наприклад, якщо введені 5 і 1, відповіддю буде 7.</text:p>
          <text:p text:style-name="P28"><text:span text:style-name="T29">2.2. </text:span>Ввести ціле число n (однобайтове число) і вивести число, отримане в результаті циклічного зсуву числа n на один розряд <text:soft-page-break/>вліво, тобто старший біт посунутий в позицію молодшого, а всі інші біти зсуваються на один розряд вліво. Наприклад, якщо введено 130, відповіддю буде 5.</text:p>
          <text:p text:style-name="P28"><text:span text:style-name="T29">2.3. </text:span>Визначити, скільки разів зустрічається 11 в двійковому поданні цілого позитивного числа (в двійковому поданні 11110111 воно зустрічається 5 разів).</text:p>
          <text:p text:style-name="P28"><text:span text:style-name="T29">2.4. </text:span>Викреслити i-й біт з двійкового представлення <text:span text:style-name="T30">натураль</text:span>ного числа (молодші i-го біти залишаються на місці, старші зсуваються на один розряд вправо). Наприклад, якщо введені 11 і 2, відповіддю буде 7.</text:p>
          <text:p text:style-name="P29">2.5. Ввести два цілих числа то обчислити їх добуток (так щоб він був коректний навіть при великих цілих числах) та частку як дійсне число з максимально можливою кількістю розрядів.</text:p>
          <text:p text:style-name="P30">2.6. Введіть довге натуральне число m та натуральне k типу байт та знайдіть k-тий розряд числа m.</text:p>
          <text:p text:style-name="P30">2.7. Напишить програму, що вводить два довгих цілих числа та додає та віднімає їх уникаючи проблему переповнення цілого типу.</text:p>
          <text:p text:style-name="P31">2.<text:span text:style-name="T31">8</text:span>. Напишить програму, що вводить два цілих числа та <text:span text:style-name="T31">виконує арифметичні дії над ними (+,-,*,/,%) як це повинного робити для беззнакового (натурального типу)</text:span>.</text:p>
          <text:p text:style-name="P31"/>
        </text:list-header>
      </text:list>
      <text:p text:style-name="P26"/>
      <text:p text:style-name="P22"/>
      <text:p text:style-name="P22"/>
      <text:p text:style-name="P25">3. Умови</text:p>
      <text:p text:style-name="P25"/>
      <text:p text:style-name="P25">3.1. <text:span text:style-name="T28">Створити клас, що розвязує систему 2-х лінійних рівнянь</text:span></text:p>
      <text:p text:style-name="P16"/>
      <text:p text:style-name="P16"><text:span text:style-name="T30">3.2. </text:span>Створити клас, що розвязує біквадратне рівняння.</text:p>
      <text:p text:style-name="P23"/>
      <text:p text:style-name="P20"><text:span text:style-name="T30">3.3. </text:span>Ввести число от 1 <text:s/>до 12 <text:span text:style-name="T15">та число від 1 до 31 та число від 2000 до 2100.</text:span> <text:span text:style-name="T15">Перевірити, що це коректна дата <text:s/>та коректний ввод. Вивести цю дату з назвою місяця українською.</text:span></text:p>
      <text:p text:style-name="P23"/>
      <text:p text:style-name="P22"/>
      <text:p text:style-name="P27">4. Цикли та функції</text:p>
      <text:p text:style-name="P24"/>
      <text:p text:style-name="P15"><text:span text:style-name="T32">4.1. </text:span>Ввести натуральне число (перевірити його натуральність) та підрахувати його факторіал (рекурсивно та циклом)</text:p>
      <text:p text:style-name="P15"/>
      <text:p text:style-name="P15"/>
      <text:p text:style-name="P17"><text:span text:style-name="T8">4.2. </text:span><text:span text:style-name="T3">Ввести послідовність наступним чином: користувачу виводиться напис “</text:span><text:span text:style-name="T13">a</text:span><text:span text:style-name="T3">[**]= ”, де замість ** стоїть номер числа, що вводиться. Тобто там виводится написи “</text:span><text:span text:style-name="T13">a</text:span><text:span text:style-name="T3">[0]= ”, і після знаку рівності користувач вводить число, <text:s/>“</text:span><text:span text:style-name="T13">a</text:span><text:span text:style-name="T3">[1]= ”, <text:s/>і після знаку рівності користувач вводить число і так далі </text:span><text:soft-page-break/><text:span text:style-name="T3">доки користувач не введе число 0. Після цього потрібно вивести суму вв</text:span><text:span text:style-name="T5">е</text:span><text:span text:style-name="T3">дених чисел. </text:span></text:p>
      <text:p text:style-name="P1"><text:span text:style-name="TaskNum_20_Знак"><text:span text:style-name="T19"/></text:span></text:p>
      <text:p text:style-name="P2"><text:span text:style-name="T8">4.3. </text:span><text:span text:style-name="T3">Визначити із скількох від`ємних чисел починається ненульова послідовність цілих чисел, за якою іде 0.</text:span></text:p>
      <text:p text:style-name="P1"><text:span text:style-name="TaskNum_20_Знак"><text:span text:style-name="T20"/></text:span></text:p>
      <text:p text:style-name="P3"><text:span text:style-name="T8">4.4. </text:span><text:span text:style-name="T3">Задана непорожня послідо</text:span><text:span text:style-name="T16">вність ненульових цілих чисел, за якою </text:span><text:span text:style-name="T3">і</text:span><text:span text:style-name="T16">де 0. Визначити кількість змін знаку в цій послідовності. Наприклад, у послідовності 1, </text:span><text:span text:style-name="T18">−</text:span><text:span text:style-name="T16">34, 8,14, </text:span><text:span text:style-name="T18">−</text:span><text:span text:style-name="T16">5, 0 знак змінююється три рази.</text:span></text:p>
      <text:p text:style-name="P5"/>
      <text:p text:style-name="P17"><text:span text:style-name="T17">4.5. </text:span><text:span text:style-name="T16">Скласти <text:s/>програми для обчислення</text:span></text:p>
      <text:p text:style-name="P9">а) <text:s/>многочлена Чебишова</text:p>
      <text:p text:style-name="P10"><text:span text:style-name="T16"><text:s text:c="10"/></text:span><draw:frame draw:style-name="fr1" draw:name="Объект6" text:anchor-type="as-char" svg:width="3.281cm" svg:height="0.572cm" draw:z-index="2"><draw:object-ole xlink:href="./Object 3" xlink:type="simple" xlink:show="embed" xlink:actuate="onLoad"/><draw:image xlink:href="./ObjectReplacements/Object 3" xlink:type="simple" xlink:show="embed" xlink:actuate="onLoad"/><svg:desc>OLE-объект</svg:desc></draw:frame></text:p>
      <text:p text:style-name="P10"><text:span text:style-name="T16"><text:s text:c="10"/></text:span><draw:frame draw:style-name="fr1" draw:name="Объект7" text:anchor-type="as-char" svg:width="6.329cm" svg:height="0.572cm" draw:z-index="3"><draw:object-ole xlink:href="./Object 4" xlink:type="simple" xlink:show="embed" xlink:actuate="onLoad"/><draw:image xlink:href="./ObjectReplacements/Object 4" xlink:type="simple" xlink:show="embed" xlink:actuate="onLoad"/><svg:desc>OLE-объект</svg:desc></draw:frame></text:p>
      <text:p text:style-name="P9">б) <text:s/>многочлена Ерміта</text:p>
      <text:p text:style-name="P10"><text:span text:style-name="T16"><text:s text:c="10"/></text:span><draw:frame draw:style-name="fr1" draw:name="Объект8" text:anchor-type="as-char" svg:width="3.747cm" svg:height="0.572cm" draw:z-index="4"><draw:object-ole xlink:href="./Object 5" xlink:type="simple" xlink:show="embed" xlink:actuate="onLoad"/><draw:image xlink:href="./ObjectReplacements/Object 5" xlink:type="simple" xlink:show="embed" xlink:actuate="onLoad"/><svg:desc>OLE-объект</svg:desc></draw:frame></text:p>
      <text:p text:style-name="P10"><text:span text:style-name="T16"><text:s text:c="10"/></text:span><draw:frame draw:style-name="fr1" draw:name="Объект9" text:anchor-type="as-char" svg:width="8.17cm" svg:height="0.572cm" draw:z-index="5"><draw:object-ole xlink:href="./Object 6" xlink:type="simple" xlink:show="embed" xlink:actuate="onLoad"/><draw:image xlink:href="./ObjectReplacements/Object 6" xlink:type="simple" xlink:show="embed" xlink:actuate="onLoad"/><svg:desc>OLE-объект</svg:desc></draw:frame></text:p>
      <text:p text:style-name="P11"><text:span text:style-name="T16">заданого степеню </text:span><text:span text:style-name="T16"><draw:frame draw:style-name="fr1" draw:name="Объект4" text:anchor-type="as-char" svg:width="0.318cm" svg:height="0.339cm" draw:z-index="6"><draw:object-ole xlink:href="./Object 7" xlink:type="simple" xlink:show="embed" xlink:actuate="onLoad"/><draw:image xlink:href="./ObjectReplacements/Object 7" xlink:type="simple" xlink:show="embed" xlink:actuate="onLoad"/><svg:desc>OLE-объект</svg:desc></draw:frame></text:span><text:span text:style-name="T16"> в точці </text:span><text:span text:style-name="T16"><draw:frame draw:style-name="fr1" draw:name="Объект5" text:anchor-type="as-char" svg:width="0.318cm" svg:height="0.339cm" draw:z-index="7"><draw:object-ole xlink:href="./Object 8" xlink:type="simple" xlink:show="embed" xlink:actuate="onLoad"/><draw:image xlink:href="./ObjectReplacements/Object 8" xlink:type="simple" xlink:show="embed" xlink:actuate="onLoad"/><svg:desc>OLE-объект</svg:desc></draw:frame></text:span><text:span text:style-name="T16">.</text:span></text:p>
      <text:p text:style-name="P12"/>
      <text:p text:style-name="P17"><text:span text:style-name="T8">4.6. </text:span><text:span text:style-name="T3">Маємо дійсні числа </text:span><draw:frame draw:style-name="fr1" draw:name="Объект12" text:anchor-type="as-char" svg:width="2.688cm" svg:height="0.529cm" draw:z-index="8"><draw:object-ole xlink:href="./Object 9" xlink:type="simple" xlink:show="embed" xlink:actuate="onLoad"/><draw:image xlink:href="./ObjectReplacements/Object 9" xlink:type="simple" xlink:show="embed" xlink:actuate="onLoad"/><svg:desc>OLE-объект</svg:desc></draw:frame><text:span text:style-name="T9">. </text:span><text:span text:style-name="T3">Обчислити з точністю </text:span><draw:frame draw:style-name="fr1" draw:name="Объект13" text:anchor-type="as-char" svg:width="0.296cm" svg:height="0.381cm" draw:z-index="9"><draw:object-ole xlink:href="./Object 10" xlink:type="simple" xlink:show="embed" xlink:actuate="onLoad"/><draw:image xlink:href="./ObjectReplacements/Object 10" xlink:type="simple" xlink:show="embed" xlink:actuate="onLoad"/><svg:desc>OLE-объект</svg:desc></draw:frame><text:span text:style-name="T9"> </text:span><text:span text:style-name="T3">нескінченну суму і вказати кількість врахованих доданків.</text:span></text:p>
      <text:p text:style-name="P7"><text:span text:style-name="T16">а)</text:span><text:span text:style-name="T3"> </text:span><draw:frame draw:style-name="fr1" draw:name="Объект14" text:anchor-type="as-char" svg:width="1.355cm" svg:height="1.185cm" draw:z-index="10"><draw:object-ole xlink:href="./Object 11" xlink:type="simple" xlink:show="embed" xlink:actuate="onLoad"/><draw:image xlink:href="./ObjectReplacements/Object 11" xlink:type="simple" xlink:show="embed" xlink:actuate="onLoad"/><svg:desc>OLE-объект</svg:desc></draw:frame><text:span text:style-name="T3"> </text:span><text:span text:style-name="T16"><text:s text:c="13"/>б) </text:span><draw:frame draw:style-name="fr1" draw:name="Объект15" text:anchor-type="as-char" svg:width="2.032cm" svg:height="1.249cm" draw:z-index="11"><draw:object-ole xlink:href="./Object 12" xlink:type="simple" xlink:show="embed" xlink:actuate="onLoad"/><draw:image xlink:href="./ObjectReplacements/Object 12" xlink:type="simple" xlink:show="embed" xlink:actuate="onLoad"/><svg:desc>OLE-объект</svg:desc></draw:frame></text:p>
      <text:p text:style-name="P3"><text:span text:style-name="T16">в) </text:span><text:span text:style-name="T16"><draw:frame draw:style-name="fr1" draw:name="Объект10" text:anchor-type="as-char" svg:width="1.503cm" svg:height="1.185cm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span><text:span text:style-name="T16"> <text:s text:c="3"/></text:span><text:span text:style-name="T3"><text:s text:c="2"/></text:span><text:span text:style-name="T16"><text:s text:c="6"/>г)</text:span><text:span text:style-name="T3"> </text:span><text:span text:style-name="T16"><draw:frame draw:style-name="fr1" draw:name="Объект11" text:anchor-type="as-char" svg:width="2.434cm" svg:height="1.185cm" draw:z-index="1"><draw:object-ole xlink:href="./Object 2" xlink:type="simple" xlink:show="embed" xlink:actuate="onLoad"/><draw:image xlink:href="./ObjectReplacements/Object 2" xlink:type="simple" xlink:show="embed" xlink:actuate="onLoad"/><svg:desc>OLE-объект</svg:desc></draw:frame></text:span><text:span text:style-name="T16">.</text:span></text:p>
      <text:p text:style-name="P14"/>
      <text:p text:style-name="P13"/>
      <text:p text:style-name="P21">5. Масиви</text:p>
      <text:p text:style-name="P13"/>
      <text:p text:style-name="P13"/>
      <text:p text:style-name="P17">Ввести n чисел <text:span text:style-name="T28">з </text:span>консол<text:span text:style-name="T28">і</text:span>.</text:p>
      <text:list xml:id="list341801897991409673" text:style-name="WWNum8">
        <text:list-header>
          <text:p text:style-name="P32"><text:span text:style-name="T24">5.1. </text:span><text:span text:style-name="T23">Напишить програму </text:span><text:span text:style-name="T22"><text:s/></text:span><text:a xlink:type="simple" xlink:href="https://introcs.cs.princeton.edu/java/15inout/MaxMin.java.html" text:style-name="Internet_20_link" text:visited-style-name="Visited_20_Internet_20_Link"><text:span text:style-name="Internet_20_link"><text:span text:style-name="T14">MaxMin.java</text:span></text:span></text:a><text:span text:style-name="T22"> </text:span><text:span text:style-name="T23">що дозволяє ввести користувачу скільки завгодно цілих чисел (доки коиристувач не натисне ввод)</text:span><text:span text:style-name="T22"> </text:span><text:span text:style-name="T23">та виводить найбільше та найменше значення серед цих ччисел</text:span><text:span text:style-name="T22">. </text:span></text:p>
        </text:list-header>
        <text:list-item>
          <text:p text:style-name="P32"><text:span text:style-name="T24">5.2. </text:span><text:span text:style-name="T23">Напишить програму</text:span><text:span text:style-name="T22"> </text:span><text:a xlink:type="simple" xlink:href="https://introcs.cs.princeton.edu/java/15inout/Stats.java.html" text:style-name="Internet_20_link" text:visited-style-name="Visited_20_Internet_20_Link"><text:span text:style-name="Internet_20_link"><text:span text:style-name="T14">Stats.java</text:span></text:span></text:a><text:span text:style-name="T22"> </text:span><text:span text:style-name="T23">що приймає з консолі число</text:span><text:span text:style-name="T22"> </text:span><text:span text:style-name="T26">n</text:span><text:span text:style-name="T22">, </text:span><text:span text:style-name="T23">читає</text:span><text:span text:style-name="T22"> </text:span><text:span text:style-name="T26">n</text:span><text:span text:style-name="T22"> </text:span><text:span text:style-name="T23">дісних чисел з консолі</text:span><text:span text:style-name="T22">, </text:span><text:span text:style-name="T23">та знаходить середнє цих чисел</text:span><text:span text:style-name="T22"> </text:span><text:span text:style-name="T26">mean</text:span><text:span text:style-name="T22"> </text:span><text:span text:style-name="T23">та відхилення</text:span><text:span text:style-name="T22"> </text:span><text:span text:style-name="T26">sample standard deviation</text:span><text:span text:style-name="T22">. </text:span></text:p>
        </text:list-item>
      </text:list>
      <text:list xml:id="list6089524910651822766" text:style-name="WWNum10">
        <text:list-header>
          <text:p text:style-name="P33"><text:soft-page-break/><text:span text:style-name="T24">5.3. </text:span><text:span text:style-name="T23">Напишить програму</text:span><text:span text:style-name="T22"> </text:span><text:a xlink:type="simple" xlink:href="https://introcs.cs.princeton.edu/java/15inout/LongestRun.java.html" text:style-name="Internet_20_link" text:visited-style-name="Visited_20_Internet_20_Link"><text:span text:style-name="Internet_20_link"><text:span text:style-name="T14">LongestRun.java</text:span></text:span></text:a><text:span text:style-name="T22"> </text:span><text:span text:style-name="T23">що вводить цілі числа</text:span><text:span text:style-name="T22"> <text:s/></text:span><text:span text:style-name="T23">та виводить число яке зустрічається підряд наібільше разів та скільки саме разів (якщо таких чисел декілька виводиться найбільше з чисел). Приклад: </text:span><text:span text:style-name="T22"><text:s/></text:span><text:span text:style-name="T25">1 2 2 1 5 1 1 7 7 7 7 1 1</text:span><text:span text:style-name="T22">, </text:span><text:span text:style-name="T23">виведення</text:span><text:span text:style-name="T22"> </text:span><text:span text:style-name="T25">Longest run: 4 consecutive 7s</text:span><text:span text:style-name="T22">. </text:span></text:p>
        </text:list-header>
      </text:list>
      <text:list xml:id="list30865084670026492" text:style-name="WWNum12">
        <text:list-header>
          <text:p text:style-name="P34"><text:span text:style-name="T24">5.4. </text:span><text:span text:style-name="T23">Напишить програму </text:span><text:span text:style-name="T22"><text:s/></text:span><text:a xlink:type="simple" xlink:href="https://introcs.cs.princeton.edu/java/15inout/Closest.java.html" text:style-name="Internet_20_link" text:visited-style-name="Visited_20_Internet_20_Link"><text:span text:style-name="Internet_20_link"><text:span text:style-name="T14">Closest.java</text:span></text:span></text:a><text:span text:style-name="T22"> </text:span><text:span text:style-name="T23">що вводить з командного рядку числа</text:span><text:span text:style-name="T22"> </text:span><text:span text:style-name="T26">x</text:span><text:span text:style-name="T22">,</text:span><text:span text:style-name="T26">y</text:span><text:span text:style-name="T22">,</text:span><text:span text:style-name="T26">z </text:span><text:span text:style-name="T27">(координату точки А)</text:span><text:span text:style-name="T26"> </text:span><text:span text:style-name="T27">та читає з консолі числа</text:span><text:span text:style-name="T22"> (</text:span><text:span text:style-name="T26">xi</text:span><text:span text:style-name="T22">,</text:span><text:span text:style-name="T26">yi</text:span><text:span text:style-name="T22">,</text:span><text:span text:style-name="T26">zi</text:span><text:span text:style-name="T22">), </text:span><text:span text:style-name="T23">і виводить ту з нових точок, що найближча до</text:span><text:span text:style-name="T22"> (</text:span><text:span text:style-name="T26">x</text:span><text:span text:style-name="T22">,</text:span><text:span text:style-name="T26">y</text:span><text:span text:style-name="T22">,</text:span><text:span text:style-name="T26">z</text:span><text:span text:style-name="T22">). </text:span></text:p>
          <text:p text:style-name="P34"><text:span text:style-name="T24">5.5</text:span><text:span text:style-name="T20">. </text:span><text:span text:style-name="T21">Знайти серед масиву чисел те,</text:span><text:span text:style-name="T20"> в </text:span><text:span text:style-name="T21">я</text:span><text:span text:style-name="T20">ком</text:span><text:span text:style-name="T21">у</text:span><text:span text:style-name="T20"> </text:span><text:span text:style-name="T21">кількість</text:span><text:span text:style-name="T20"> цифр м</text:span><text:span text:style-name="T21">і</text:span><text:span text:style-name="T20">нимальн</text:span><text:span text:style-name="T21">е</text:span><text:span text:style-name="T20">. </text:span><text:span text:style-name="T21">Якщо їз декіька, знайдіть останнє з них.</text:span></text:p>
        </text:list-header>
      </text:list>
      <text:p text:style-name="P17"><text:span text:style-name="T32">5.6. Знайдіть </text:span>к<text:span text:style-name="T15">і</text:span>л<text:span text:style-name="T15">ькість</text:span> чисел, <text:span text:style-name="T15">що містять лише</text:span> <text:span text:style-name="T15">парні </text:span>цифр<text:span text:style-name="T15">и</text:span>, <text:span text:style-name="T15">та кількість</text:span> чисел <text:span text:style-name="T15">з рівною кількістю арних <text:s/>та непарних цифр</text:span>.</text:p>
      <text:p text:style-name="P17"/>
      <text:p text:style-name="P18"><text:span text:style-name="T32">5.7. Знайти </text:span>число, <text:span text:style-name="T15">цифри в якому йдуть по зростанню</text:span>. <text:span text:style-name="T15">Якщо їх декілька, виведіть всі</text:span>.</text:p>
      <text:p text:style-name="P18"/>
      <text:p text:style-name="P17"><text:span text:style-name="T32">5.8. Знайти</text:span> число, <text:span text:style-name="T15">яке містить лише</text:span> р<text:span text:style-name="T15">і</text:span>з<text:span text:style-name="T15">ні</text:span> цифр<text:span text:style-name="T15">и</text:span>. <text:span text:style-name="T15">Якщо їх декілька, знайдіть найбільше з них</text:span>.</text:p>
      <text:p text:style-name="P17"/>
      <text:p text:style-name="P17"><text:span text:style-name="T32">5.9</text:span>.С<text:span text:style-name="T15">е</text:span>ред чисел <text:span text:style-name="T15">з</text:span>найти число-пал<text:span text:style-name="T15">і</text:span>ндром. <text:span text:style-name="T15">Якщо їх більше одного, виведіть друге з них.</text:span></text:p>
      <text:p text:style-name="P17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ymbols" svg:font-family="'Noto Sans Symbol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Обычный1" style:family="paragraph" style:default-outline-level="">
      <style:paragraph-properties fo:margin-left="0cm" fo:margin-right="0cm" fo:text-align="justify" style:justify-single-word="false" fo:orphans="2" fo:widows="2" fo:text-indent="0.501cm" style:auto-text-indent="false" style:writing-mode="lr-tb"/>
      <style:text-properties fo:color="#000000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ru" style:country-asian="RU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ask_20_Знак" style:display-name="Task Знак" style:family="text">
      <style:text-properties fo:font-size="11pt" fo:language="uk" fo:country="UA" style:font-size-asian="11pt" style:language-asian="en" style:country-asian="US" style:font-size-complex="11pt" style:font-style-complex="italic"/>
    </style:style>
    <style:style style:name="TaskNum_20_Знак" style:display-name="TaskNum Знак" style:family="text" style:parent-style-name="Task_20_Знак">
      <style:text-properties fo:letter-spacing="-0.007cm" fo:font-weight="bold" style:font-weight-asian="bold" style:font-name-complex="Tahoma" style:font-family-complex="Tahoma" style:font-family-generic-complex="system" style:font-pitch-complex="variable" style:font-size-complex="7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 text:start-value="1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 text:start-value="1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 text:start-value="1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 text:start-value="1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7T20:30:48.857234320</meta:creation-date>
    <dc:date>2020-09-12T12:44:04.887461734</dc:date>
    <meta:editing-duration>PT43M29S</meta:editing-duration>
    <meta:editing-cycles>8</meta:editing-cycles>
    <meta:generator>LibreOffice/5.1.2.2$Linux_X86_64 LibreOffice_project/10m0$Build-2</meta:generator>
    <meta:document-statistic meta:table-count="0" meta:image-count="0" meta:object-count="12" meta:page-count="4" meta:paragraph-count="49" meta:word-count="864" meta:character-count="5660" meta:non-whitespace-character-count="4752"/>
  </office:meta>
</office:document-meta>
</file>